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0CBEA05FCD4C0E98F.png" manifest:media-type="image/png"/>
  <manifest:file-entry manifest:full-path="Pictures/10002426000009100000019FB7FCBB1336FF47EF.svg" manifest:media-type="image/svg+xml"/>
  <manifest:file-entry manifest:full-path="Pictures/100002010000001500000010063C69703F725E6E.png" manifest:media-type="image/png"/>
  <manifest:file-entry manifest:full-path="Pictures/100008EE0000022C0000019F3810DCBE3B904DE3.svg" manifest:media-type="image/svg+xml"/>
  <manifest:file-entry manifest:full-path="Pictures/100002010000000C0000000C6F086CC13FE6E21D.png" manifest:media-type="image/png"/>
  <manifest:file-entry manifest:full-path="Pictures/100009000000013500000135966DCC5B2415A371.svg" manifest:media-type="image/svg+xml"/>
  <manifest:file-entry manifest:full-path="Pictures/100002010000000B0000000C30894D87188B95E9.png" manifest:media-type="image/png"/>
  <manifest:file-entry manifest:full-path="Pictures/100007C00000011600000135DFEA3147FBAA712D.svg" manifest:media-type="image/svg+xml"/>
  <manifest:file-entry manifest:full-path="Pictures/10000201000000080000000CA8F8555CDE77EDD8.png" manifest:media-type="image/png"/>
  <manifest:file-entry manifest:full-path="Pictures/100002010000000A00000009E995589D1ECE1876.png" manifest:media-type="image/png"/>
  <manifest:file-entry manifest:full-path="Pictures/1000074800000112000000F0CD869979D6BD697D.svg" manifest:media-type="image/svg+xml"/>
  <manifest:file-entry manifest:full-path="Pictures/1000061F000000B700000097C493FBC456952CB9.svg" manifest:media-type="image/svg+xml"/>
  <manifest:file-entry manifest:full-path="Pictures/100006CD000000A800000097B925CF7237EF6B32.svg" manifest:media-type="image/svg+xml"/>
  <manifest:file-entry manifest:full-path="Pictures/100002010000000E0000000A3ED74EAF3944A41B.png" manifest:media-type="image/png"/>
  <manifest:file-entry manifest:full-path="Pictures/100002010000000E0000000E03982D04BCE90969.png" manifest:media-type="image/png"/>
  <manifest:file-entry manifest:full-path="Pictures/100009F10000010E000000F09B8E4779CF40FBF1.svg" manifest:media-type="image/svg+xml"/>
  <manifest:file-entry manifest:full-path="Pictures/100002010000000E0000000855B448A10BACE91B.png" manifest:media-type="image/png"/>
  <manifest:file-entry manifest:full-path="Pictures/100002010000002A0000000EF1F87EF5DDB4422D.png" manifest:media-type="image/png"/>
  <manifest:file-entry manifest:full-path="Pictures/100002010000000A000000098AB4F936DB06190F.png" manifest:media-type="image/png"/>
  <manifest:file-entry manifest:full-path="Pictures/100002010000000600000008E1BF6B5D89EA85BE.png" manifest:media-type="image/png"/>
  <manifest:file-entry manifest:full-path="Pictures/100008250000017B00000111C3959961FD27E98F.svg" manifest:media-type="image/svg+xml"/>
  <manifest:file-entry manifest:full-path="Pictures/10000734000000AA000000DCCFB7E9E4318C4EF0.svg" manifest:media-type="image/svg+xml"/>
  <manifest:file-entry manifest:full-path="Pictures/100009660000019F00000111102B734ACB35FA1D.svg" manifest:media-type="image/svg+xml"/>
  <manifest:file-entry manifest:full-path="Pictures/100002010000000900000006993AB019A7A85B54.png" manifest:media-type="image/png"/>
  <manifest:file-entry manifest:full-path="Pictures/100009530000017B0000017B565E80EE1A64608E.svg" manifest:media-type="image/svg+xml"/>
  <manifest:file-entry manifest:full-path="Pictures/100006EB000000E200000097C1F8985C8C98F6A6.svg" manifest:media-type="image/svg+xml"/>
  <manifest:file-entry manifest:full-path="Pictures/10000EFC0000046B0000017A341F2C94AEA8A32E.svg" manifest:media-type="image/svg+xml"/>
  <manifest:file-entry manifest:full-path="Pictures/10001051000004620000017A71DB26B85B82FD95.svg" manifest:media-type="image/svg+xml"/>
  <manifest:file-entry manifest:full-path="Pictures/10000BD50000017B000000D1C762142F147E74C8.svg" manifest:media-type="image/svg+xml"/>
  <manifest:file-entry manifest:full-path="Pictures/1000071B0000017B0000011162FCE34BE9325571.svg" manifest:media-type="image/svg+xml"/>
  <manifest:file-entry manifest:full-path="Pictures/10000201000000100000000A579AEDE1F4EFB9A9.png" manifest:media-type="image/png"/>
  <manifest:file-entry manifest:full-path="Pictures/100002010000000E0000000A53E42A33ABE9501A.png" manifest:media-type="image/png"/>
  <manifest:file-entry manifest:full-path="Pictures/100002010000000700000006B0625A165C251FB0.png" manifest:media-type="image/png"/>
  <manifest:file-entry manifest:full-path="Pictures/10000A0D0000017B000001112C46B13DD717DDDA.svg" manifest:media-type="image/svg+xml"/>
  <manifest:file-entry manifest:full-path="Pictures/10000B100000017B0000017BD3B5A256BB342395.svg" manifest:media-type="image/svg+xml"/>
  <manifest:file-entry manifest:full-path="Pictures/10002AF2000006140000021CEF2CD12ECD18E583.svg" manifest:media-type="image/svg+xml"/>
  <manifest:file-entry manifest:full-path="Pictures/100002010000000600000006E7FEF59F0F2BDD66.png" manifest:media-type="image/png"/>
  <manifest:file-entry manifest:full-path="Pictures/100002010000002B0000000EBECA99B7FAB585BA.png" manifest:media-type="image/png"/>
  <manifest:file-entry manifest:full-path="Pictures/100006A4000000EE000000CB19B69375E92C25F7.svg" manifest:media-type="image/svg+xml"/>
  <manifest:file-entry manifest:full-path="Pictures/10000828000000D900000138668B4B79E63BA1AD.svg" manifest:media-type="image/svg+xml"/>
  <manifest:file-entry manifest:full-path="Pictures/10000482000000CB000001357D1C74062A8DFCE5.svg" manifest:media-type="image/svg+xml"/>
  <manifest:file-entry manifest:full-path="Pictures/100002010000000900000008A538DFF933E1C9BE.png" manifest:media-type="image/png"/>
  <manifest:file-entry manifest:full-path="Pictures/10000201000000080000000CFDAC7DF9928E67BC.png" manifest:media-type="image/png"/>
  <manifest:file-entry manifest:full-path="Pictures/10000201000000110000000A887CC2F0FC1E64FB.png" manifest:media-type="image/png"/>
  <manifest:file-entry manifest:full-path="Pictures/100002010000000E0000000E97C03492C9FCFF9B.png" manifest:media-type="image/png"/>
  <manifest:file-entry manifest:full-path="Pictures/100002010000000E0000000A37C2AD1105021288.png" manifest:media-type="image/png"/>
  <manifest:file-entry manifest:full-path="Pictures/10000C67000001C200000111231335CB24925E90.svg" manifest:media-type="image/svg+xml"/>
  <manifest:file-entry manifest:full-path="Pictures/1000089A000000B1000000DCA4380E26734DDE79.svg" manifest:media-type="image/svg+xml"/>
  <manifest:file-entry manifest:full-path="Pictures/100002010000003B00000014C26B3DC9FFE0DAEC.png" manifest:media-type="image/png"/>
  <manifest:file-entry manifest:full-path="Pictures/100002010000000700000008F2FD75D24BF38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Nimbus Roman" svg:font-family="'Nimbus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cm" svg:stroke-color="#729fcf" draw:marker-start="線の終点_20_3" draw:marker-start-width="0.23cm" draw:marker-start-center="true" draw:marker-end="線の終点_20_2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8cm"/>
      <style:paragraph-properties style:writing-mode="lr-tb"/>
    </style:style>
    <style:style style:name="gr4" style:family="graphic" style:parent-style-name="objectwithoutfill">
      <style:graphic-properties svg:stroke-width="0.05cm" svg:stroke-color="#2e3436" draw:marker-start="Square_20_45" draw:marker-start-width="0.275cm" draw:marker-start-center="true" draw:marker-end="Arrow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e3436" draw:marker-start="Circle" draw:marker-start-width="0.18cm" draw:marker-start-center="true" draw:marker-end="Circle" draw:marker-end-width="0.18cm" draw:marker-end-center="true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t" svg:stroke-width="0.02cm" svg:stroke-color="#e2041b" draw:marker-start-width="0.23cm" draw:marker-end-width="0.23cm" draw:fill="solid" draw:fill-color="#ef2929" draw:textarea-vertical-align="middle" fo:padding-top="0.135cm" fo:padding-bottom="0.135cm" fo:padding-left="0.26cm" fo:padding-right="0.26cm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292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3.797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1.619cm" fo:min-width="0cm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559cm" fo:min-width="0cm" fo:padding-top="0.135cm" fo:padding-bottom="0.135cm" fo:padding-left="0.26cm" fo:padding-right="0.26cm"/>
    </style:style>
    <style:style style:name="gr13" style:family="graphic" style:parent-style-name="standard">
      <style:graphic-properties draw:fill="solid" draw:fill-color="#d3d7cf" draw:opacity="40%" draw:textarea-vertical-align="middle" draw:shadow-opacity="40%"/>
    </style:style>
    <style:style style:name="gr14" style:family="graphic" style:parent-style-name="objectwithoutfill">
      <style:graphic-properties svg:stroke-width="0.05cm" svg:stroke-color="#555753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color="#2e3436" draw:marker-start="Circle" draw:marker-start-center="true" draw:fill="solid" draw:textarea-vertical-align="middle"/>
    </style:style>
    <style:style style:name="gr16" style:family="graphic" style:parent-style-name="objectwithoutfill">
      <style:graphic-properties draw:stroke="dash" draw:stroke-dash="Dot" svg:stroke-width="0.02cm" svg:stroke-color="#ef2929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color="#ef2929" draw:marker-start="Square_20_45" draw:marker-start-center="true" draw:fill="solid" draw:textarea-vertical-align="middle"/>
    </style:style>
    <style:style style:name="gr18" style:family="graphic" style:parent-style-name="objectwithoutfill">
      <style:graphic-properties draw:stroke="solid" draw:stroke-dash="Dot" svg:stroke-width="0.07cm" svg:stroke-color="#cc0000" draw:marker-start-width="0.305cm" draw:marker-end="Arrow" draw:marker-end-width="0.21cm" draw:fill="solid" draw:textarea-vertical-align="middle" fo:padding-top="0.16cm" fo:padding-bottom="0.16cm" fo:padding-left="0.285cm" fo:padding-right="0.285cm"/>
    </style:style>
    <style:style style:name="gr19" style:family="graphic" style:parent-style-name="objectwithoutfill">
      <style:graphic-properties draw:stroke="dash" draw:stroke-dash="Dot" svg:stroke-width="0.02cm" svg:stroke-color="#3465a4" draw:marker-start-width="0.23cm" draw:marker-end-width="0.23cm" draw:fill="solid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22cm"/>
      <style:paragraph-properties style:writing-mode="lr-tb"/>
    </style:style>
    <style:style style:name="gr22" style:family="graphic" style:parent-style-name="objectwithoutfill">
      <style:graphic-properties svg:stroke-width="0.05cm" svg:stroke-color="#555753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555753" draw:marker-start="Arrow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color="#007bbb" draw:fill="none" draw:textarea-horizontal-align="justify" draw:textarea-vertical-align="middle" draw:auto-grow-height="false" fo:min-height="2.58cm" fo:min-width="2.33cm"/>
    </style:style>
    <style:style style:name="gr25" style:family="graphic" style:parent-style-name="objectwithoutfill">
      <style:graphic-properties svg:stroke-color="#007bbb" draw:fill="solid" draw:textarea-vertical-align="middle"/>
    </style:style>
    <style:style style:name="gr26" style:family="graphic" style:parent-style-name="objectwithoutfill">
      <style:graphic-properties draw:stroke="dash" draw:stroke-dash="Dot" svg:stroke-width="0.02cm" svg:stroke-color="#007bbb" draw:marker-start-width="0.23cm" draw:marker-end-width="0.23cm" draw:fill="solid" draw:textarea-vertical-align="middle" fo:padding-top="0.135cm" fo:padding-bottom="0.135cm" fo:padding-left="0.26cm" fo:padding-right="0.26cm"/>
    </style:style>
    <style:style style:name="gr27" style:family="graphic" style:parent-style-name="standard">
      <style:graphic-properties svg:stroke-width="0.03cm" draw:marker-start-width="0.245cm" draw:marker-end-width="0.245cm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dash" draw:stroke-dash="Dot" svg:stroke-width="0.02cm" svg:stroke-color="#ea5506" draw:marker-start-width="0.23cm" draw:marker-end-width="0.23cm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1cm" svg:stroke-color="#555753" draw:marker-start-width="0.215cm" draw:marker-end-width="0.215cm" draw:fill="none" draw:textarea-vertical-align="middle" draw:auto-grow-height="false" fo:min-height="0.794cm" fo:min-width="0cm" fo:padding-top="0.13cm" fo:padding-bottom="0.13cm" fo:padding-left="0.255cm" fo:padding-right="0.25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29fcf" style:font-name="Nimbus Roman" fo:font-style="italic" style:font-style-asian="italic" style:font-style-complex="italic"/>
    </style:style>
    <style:style style:name="P3" style:family="paragraph">
      <loext:graphic-properties draw:fill="solid" draw:fill-color="#ef29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3d7cf" draw:opacity="40%"/>
      <style:paragraph-properties fo:text-align="center"/>
    </style:style>
    <style:style style:name="T1" style:family="text">
      <style:text-properties fo:color="#729fcf" style:font-name="Nimbus Roman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729fcf" style:font-name="Nimbus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6.008cm" svg:y2="13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6cm" svg:y="13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line draw:style-name="gr4" draw:text-style-name="P1" draw:layer="layout" svg:x1="6.133cm" svg:y1="9.506cm" svg:x2="13.133cm" svg:y2="11.506cm">
          <text:p/>
        </draw:line>
        <draw:line draw:style-name="gr4" draw:text-style-name="P1" draw:layer="layout" svg:x1="7.133cm" svg:y1="14.506cm" svg:x2="11.133cm" svg:y2="11.506cm">
          <text:p/>
        </draw:line>
        <draw:line draw:style-name="gr5" draw:text-style-name="P1" draw:layer="layout" svg:x1="8.733cm" svg:y1="13.306cm" svg:x2="8.933cm" svg:y2="10.306cm">
          <text:p/>
        </draw:line>
        <draw:polyline draw:style-name="gr6" draw:text-style-name="P3" draw:layer="layout" svg:width="0.479cm" svg:height="0.426cm" draw:transform="rotate (-1.68720978790292) translate (8.95871706780214cm 10.2455504101565cm)" svg:viewBox="0 0 480 427" draw:points="0,427 410,406 480,0">
          <text:p/>
        </draw:polyline>
        <draw:polyline draw:style-name="gr6" draw:text-style-name="P3" draw:layer="layout" svg:width="0.447cm" svg:height="0.286cm" draw:transform="rotate (-1.68720978790292) translate (9.08000571701703cm 12.6372870328663cm)" svg:viewBox="0 0 448 287" draw:points="298,287 0,11 448,0">
          <text:p/>
        </draw:polyline>
        <draw:g>
          <svg:title>TexMaths</svg:title>
          <svg:desc>14§display§\Va{u}§svg§600§FALSE§</svg:desc>
          <draw:frame draw:style-name="gr7" draw:text-style-name="P4" draw:layer="layout" svg:width="0.423cm" svg:height="0.423cm" svg:x="7.541cm" svg:y="10.057cm">
            <draw:image xlink:href="Pictures/10000B100000017B0000017BD3B5A256BB342395.svg" xlink:type="simple" xlink:show="embed" xlink:actuate="onLoad" loext:mime-type="image/svg+xml">
              <text:p/>
            </draw:image>
            <draw:image xlink:href="Pictures/100002010000000E0000000E03982D04BCE90969.png" xlink:type="simple" xlink:show="embed" xlink:actuate="onLoad" loext:mime-type="image/png"/>
          </draw:frame>
        </draw:g>
        <draw:g>
          <svg:title>TexMaths</svg:title>
          <svg:desc>14§display§\Va{v}§svg§600§FALSE§</svg:desc>
          <draw:frame draw:style-name="gr7" draw:text-style-name="P4" draw:layer="layout" svg:width="0.423cm" svg:height="0.423cm" svg:x="9.435cm" svg:y="12.044cm">
            <draw:image xlink:href="Pictures/100009530000017B0000017B565E80EE1A64608E.svg" xlink:type="simple" xlink:show="embed" xlink:actuate="onLoad" loext:mime-type="image/svg+xml">
              <text:p/>
            </draw:image>
            <draw:image xlink:href="Pictures/100002010000000E0000000E97C03492C9FCFF9B.png" xlink:type="simple" xlink:show="embed" xlink:actuate="onLoad" loext:mime-type="image/png"/>
          </draw:frame>
        </draw:g>
        <draw:g>
          <svg:title>TexMaths</svg:title>
          <svg:desc>14§display§\V{u}_0§svg§600§FALSE§</svg:desc>
          <draw:frame draw:style-name="gr8" draw:text-style-name="P5" draw:layer="layout" svg:width="0.423cm" svg:height="0.232cm" svg:x="6.01cm" svg:y="9.711cm">
            <draw:image xlink:href="Pictures/10000BD50000017B000000D1C762142F147E74C8.svg" xlink:type="simple" xlink:show="embed" xlink:actuate="onLoad" loext:mime-type="image/svg+xml">
              <text:p/>
            </draw:image>
            <draw:image xlink:href="Pictures/100002010000000E0000000855B448A10BACE91B.png" xlink:type="simple" xlink:show="embed" xlink:actuate="onLoad" loext:mime-type="image/png"/>
          </draw:frame>
        </draw:g>
        <draw:g>
          <svg:title>TexMaths</svg:title>
          <svg:desc>14§display§\V{u}_1§svg§600§FALSE§</svg:desc>
          <draw:frame draw:style-name="gr7" draw:text-style-name="P4" draw:layer="layout" svg:width="0.463cm" svg:height="0.305cm" svg:x="13.016cm" svg:y="11.589cm">
            <draw:image xlink:href="Pictures/100009660000019F00000111102B734ACB35FA1D.svg" xlink:type="simple" xlink:show="embed" xlink:actuate="onLoad" loext:mime-type="image/svg+xml">
              <text:p/>
            </draw:image>
            <draw:image xlink:href="Pictures/10000201000000100000000A579AEDE1F4EFB9A9.png" xlink:type="simple" xlink:show="embed" xlink:actuate="onLoad" loext:mime-type="image/png"/>
          </draw:frame>
        </draw:g>
        <draw:g>
          <svg:title>TexMaths</svg:title>
          <svg:desc>14§display§\V{v}_0§svg§600§FALSE§</svg:desc>
          <draw:frame draw:style-name="gr7" draw:text-style-name="P4" draw:layer="layout" svg:width="0.423cm" svg:height="0.305cm" svg:x="6.906cm" svg:y="13.995cm">
            <draw:image xlink:href="Pictures/100008250000017B00000111C3959961FD27E98F.svg" xlink:type="simple" xlink:show="embed" xlink:actuate="onLoad" loext:mime-type="image/svg+xml">
              <text:p/>
            </draw:image>
            <draw:image xlink:href="Pictures/100002010000000E0000000A3ED74EAF3944A41B.png" xlink:type="simple" xlink:show="embed" xlink:actuate="onLoad" loext:mime-type="image/png"/>
          </draw:frame>
        </draw:g>
        <draw:g>
          <svg:title>TexMaths</svg:title>
          <svg:desc>14§display§\V{v}_1§svg§600§FALSE§</svg:desc>
          <draw:frame draw:style-name="gr7" draw:text-style-name="P4" draw:layer="layout" svg:width="0.423cm" svg:height="0.305cm" svg:x="10.757cm" svg:y="11.263cm">
            <draw:image xlink:href="Pictures/1000071B0000017B0000011162FCE34BE9325571.svg" xlink:type="simple" xlink:show="embed" xlink:actuate="onLoad" loext:mime-type="image/svg+xml">
              <text:p/>
            </draw:image>
            <draw:image xlink:href="Pictures/100002010000000E0000000A53E42A33ABE9501A.png" xlink:type="simple" xlink:show="embed" xlink:actuate="onLoad" loext:mime-type="image/png"/>
          </draw:frame>
        </draw:g>
        <draw:g>
          <svg:title>TexMaths</svg:title>
          <svg:desc>14§display§\alpha§svg§600§FALSE§</svg:desc>
          <draw:frame draw:style-name="gr7" draw:text-style-name="P4" draw:layer="layout" svg:width="0.252cm" svg:height="0.168cm" svg:x="7.486cm" svg:y="9.438cm">
            <draw:image xlink:href="Pictures/100006EB000000E200000097C1F8985C8C98F6A6.svg" xlink:type="simple" xlink:show="embed" xlink:actuate="onLoad" loext:mime-type="image/svg+xml">
              <text:p/>
            </draw:image>
            <draw:image xlink:href="Pictures/100002010000000900000006993AB019A7A85B54.png" xlink:type="simple" xlink:show="embed" xlink:actuate="onLoad" loext:mime-type="image/png"/>
          </draw:frame>
        </draw:g>
        <draw:g>
          <svg:title>TexMaths</svg:title>
          <svg:desc>14§display§(1-\alpha)§svg§600§FALSE§</svg:desc>
          <draw:frame draw:style-name="gr7" draw:text-style-name="P4" draw:layer="layout" svg:width="1.266cm" svg:height="0.423cm" svg:x="10.623cm" svg:y="10.148cm">
            <draw:image xlink:href="Pictures/10000EFC0000046B0000017A341F2C94AEA8A32E.svg" xlink:type="simple" xlink:show="embed" xlink:actuate="onLoad" loext:mime-type="image/svg+xml">
              <text:p/>
            </draw:image>
            <draw:image xlink:href="Pictures/100002010000002B0000000EBECA99B7FAB585BA.png" xlink:type="simple" xlink:show="embed" xlink:actuate="onLoad" loext:mime-type="image/png"/>
          </draw:frame>
        </draw:g>
        <draw:g>
          <svg:title>TexMaths</svg:title>
          <svg:desc>14§display§\beta§svg§600§FALSE§</svg:desc>
          <draw:frame draw:style-name="gr7" draw:text-style-name="P4" draw:layer="layout" svg:width="0.242cm" svg:height="0.349cm" svg:x="8.07cm" svg:y="14.086cm">
            <draw:image xlink:href="Pictures/10000828000000D900000138668B4B79E63BA1AD.svg" xlink:type="simple" xlink:show="embed" xlink:actuate="onLoad" loext:mime-type="image/svg+xml">
              <text:p/>
            </draw:image>
            <draw:image xlink:href="Pictures/10000201000000080000000CFDAC7DF9928E67BC.png" xlink:type="simple" xlink:show="embed" xlink:actuate="onLoad" loext:mime-type="image/png"/>
          </draw:frame>
        </draw:g>
        <draw:g>
          <svg:title>TexMaths</svg:title>
          <svg:desc>14§display§(1-\beta)§svg§600§FALSE§</svg:desc>
          <draw:frame draw:style-name="gr7" draw:text-style-name="P4" draw:layer="layout" svg:width="1.256cm" svg:height="0.423cm" svg:x="10.098cm" svg:y="12.565cm">
            <draw:image xlink:href="Pictures/10001051000004620000017A71DB26B85B82FD95.svg" xlink:type="simple" xlink:show="embed" xlink:actuate="onLoad" loext:mime-type="image/svg+xml">
              <text:p/>
            </draw:image>
            <draw:image xlink:href="Pictures/100002010000002A0000000EF1F87EF5DDB4422D.png" xlink:type="simple" xlink:show="embed" xlink:actuate="onLoad" loext:mime-type="image/png"/>
          </draw:frame>
        </draw:g>
        <draw:custom-shape draw:style-name="gr9" draw:text-style-name="P4" draw:layer="layout" svg:width="0.11cm" svg:height="2.68cm" draw:transform="rotate (-1.85266700099198) translate (8.919cm 10.0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11cm" svg:height="4.269cm" draw:transform="rotate (-1.85388873146838) translate (13.152cm 11.2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11cm" svg:height="1.971cm" draw:transform="rotate (2.19894032458766) translate (7.291cm 14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4" draw:layer="layout" svg:width="0.11cm" svg:height="2.963cm" draw:transform="rotate (2.19894032458766) translate (8.913cm 13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4§display§\V{r}§svg§600§FALSE§</svg:desc>
          <draw:frame draw:style-name="gr7" draw:text-style-name="P4" draw:layer="layout" svg:width="0.266cm" svg:height="0.227cm" svg:x="8.545cm" svg:y="11.587cm">
            <draw:image xlink:href="Pictures/100006A4000000EE000000CB19B69375E92C25F7.svg" xlink:type="simple" xlink:show="embed" xlink:actuate="onLoad" loext:mime-type="image/svg+xml">
              <text:p/>
            </draw:image>
            <draw:image xlink:href="Pictures/100002010000000900000008A538DFF933E1C9BE.png" xlink:type="simple" xlink:show="embed" xlink:actuate="onLoad" loext:mime-type="image/png"/>
          </draw:frame>
        </draw:g>
        <draw:g>
          <svg:title>TexMaths</svg:title>
          <svg:desc>14§display§\V{u}_r§svg§600§FALSE§</svg:desc>
          <draw:frame draw:style-name="gr7" draw:text-style-name="P4" draw:layer="layout" svg:width="0.503cm" svg:height="0.305cm" svg:x="8.934cm" svg:y="10.496cm">
            <draw:image xlink:href="Pictures/10000C67000001C200000111231335CB24925E90.svg" xlink:type="simple" xlink:show="embed" xlink:actuate="onLoad" loext:mime-type="image/svg+xml">
              <text:p/>
            </draw:image>
            <draw:image xlink:href="Pictures/10000201000000110000000A887CC2F0FC1E64FB.png" xlink:type="simple" xlink:show="embed" xlink:actuate="onLoad" loext:mime-type="image/png"/>
          </draw:frame>
        </draw:g>
        <draw:g>
          <svg:title>TexMaths</svg:title>
          <svg:desc>14§display§\V{v}_r§svg§600§FALSE§</svg:desc>
          <draw:frame draw:style-name="gr7" draw:text-style-name="P4" draw:layer="layout" svg:width="0.423cm" svg:height="0.305cm" svg:x="8.209cm" svg:y="13.053cm">
            <draw:image xlink:href="Pictures/10000A0D0000017B000001112C46B13DD717DDDA.svg" xlink:type="simple" xlink:show="embed" xlink:actuate="onLoad" loext:mime-type="image/svg+xml">
              <text:p/>
            </draw:image>
            <draw:image xlink:href="Pictures/100002010000000E0000000A37C2AD1105021288.png" xlink:type="simple" xlink:show="embed" xlink:actuate="onLoad" loext:mime-type="image/png"/>
          </draw:frame>
        </draw:g>
      </draw:page>
      <draw:page draw:name="page2" draw:style-name="dp1" draw:master-page-name="標準">
        <draw:polygon draw:style-name="gr13" draw:text-style-name="P6" draw:layer="layout" svg:width="5.199cm" svg:height="2.899cm" svg:x="3.9cm" svg:y="12.6cm" svg:viewBox="0 0 5200 2900" draw:points="0,0 4100,0 5200,2900">
          <text:p/>
        </draw:polygon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7.1cm" svg:y2="11.4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6.1cm" svg:y="11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g>
          <draw:line draw:style-name="gr14" draw:text-style-name="P1" draw:layer="layout" svg:x1="3.9cm" svg:y1="12.6cm" svg:x2="9.1cm" svg:y2="15.5cm">
            <text:p/>
          </draw:line>
          <draw:line draw:style-name="gr14" draw:text-style-name="P1" draw:layer="layout" svg:x1="8cm" svg:y1="12.6cm" svg:x2="9.1cm" svg:y2="15.5cm">
            <text:p/>
          </draw:line>
          <draw:line draw:style-name="gr14" draw:text-style-name="P1" draw:layer="layout" svg:x1="8cm" svg:y1="12.6cm" svg:x2="3.9cm" svg:y2="12.6cm">
            <text:p/>
          </draw:line>
          <draw:line draw:style-name="gr15" draw:text-style-name="P1" draw:layer="layout" svg:x1="9.1cm" svg:y1="15.5cm" svg:x2="9.2cm" svg:y2="15.5cm">
            <text:p/>
          </draw:line>
          <draw:line draw:style-name="gr15" draw:text-style-name="P1" draw:layer="layout" svg:x1="8cm" svg:y1="12.6cm" svg:x2="8.1cm" svg:y2="12.6cm">
            <text:p/>
          </draw:line>
          <draw:line draw:style-name="gr15" draw:text-style-name="P1" draw:layer="layout" svg:x1="3.9cm" svg:y1="12.6cm" svg:x2="4cm" svg:y2="12.6cm">
            <text:p/>
          </draw:line>
        </draw:g>
        <draw:line draw:style-name="gr16" draw:text-style-name="P1" draw:layer="layout" svg:x1="3.008cm" svg:y1="17.001cm" svg:x2="3.9cm" svg:y2="12.6cm">
          <text:p/>
        </draw:line>
        <draw:line draw:style-name="gr16" draw:text-style-name="P1" draw:layer="layout" svg:x1="3.008cm" svg:y1="17.002cm" svg:x2="9.1cm" svg:y2="15.5cm">
          <text:p/>
        </draw:line>
        <draw:line draw:style-name="gr16" draw:text-style-name="P1" draw:layer="layout" svg:x1="3.008cm" svg:y1="17.002cm" svg:x2="8cm" svg:y2="12.6cm">
          <text:p/>
        </draw:line>
        <draw:line draw:style-name="gr17" draw:text-style-name="P1" draw:layer="layout" svg:x1="5.402cm" svg:y1="12.8cm" svg:x2="5.502cm" svg:y2="12.8cm">
          <text:p/>
        </draw:line>
        <draw:line draw:style-name="gr18" draw:text-style-name="P1" draw:layer="layout" svg:x1="3.008cm" svg:y1="17.002cm" svg:x2="5.402cm" svg:y2="12.8cm">
          <text:p/>
        </draw:line>
        <draw:line draw:style-name="gr19" draw:text-style-name="P1" draw:layer="layout" svg:x1="3.9cm" svg:y1="12.6cm" svg:x2="5.402cm" svg:y2="12.8cm">
          <text:p/>
        </draw:line>
        <draw:line draw:style-name="gr19" draw:text-style-name="P1" draw:layer="layout" svg:x1="8cm" svg:y1="12.6cm" svg:x2="5.402cm" svg:y2="12.8cm">
          <text:p/>
        </draw:line>
        <draw:line draw:style-name="gr19" draw:text-style-name="P1" draw:layer="layout" svg:x1="9.1cm" svg:y1="15.5cm" svg:x2="5.402cm" svg:y2="12.8cm">
          <text:p/>
        </draw:line>
        <draw:g>
          <svg:title>TexMaths</svg:title>
          <svg:desc>14§display§p§svg§600§FALSE§</svg:desc>
          <draw:frame draw:style-name="gr7" draw:text-style-name="P4" draw:layer="layout" svg:width="0.197cm" svg:height="0.245cm" svg:x="3.903cm" svg:y="12.1cm">
            <draw:image xlink:href="Pictures/1000089A000000B1000000DCA4380E26734DDE79.svg" xlink:type="simple" xlink:show="embed" xlink:actuate="onLoad" loext:mime-type="image/svg+xml">
              <text:p/>
            </draw:image>
            <draw:image xlink:href="Pictures/100002010000000700000008F2FD75D24BF38178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189cm" svg:height="0.245cm" svg:x="9.311cm" svg:y="15.355cm">
            <draw:image xlink:href="Pictures/10000734000000AA000000DCCFB7E9E4318C4EF0.svg" xlink:type="simple" xlink:show="embed" xlink:actuate="onLoad" loext:mime-type="image/svg+xml">
              <text:p/>
            </draw:image>
            <draw:image xlink:href="Pictures/100002010000000600000008E1BF6B5D89EA85BE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188cm" svg:height="0.168cm" svg:x="8.04cm" svg:y="12.25cm">
            <draw:image xlink:href="Pictures/100006CD000000A800000097B925CF7237EF6B32.svg" xlink:type="simple" xlink:show="embed" xlink:actuate="onLoad" loext:mime-type="image/svg+xml">
              <text:p/>
            </draw:image>
            <draw:image xlink:href="Pictures/100002010000000600000006E7FEF59F0F2BDD66.png" xlink:type="simple" xlink:show="embed" xlink:actuate="onLoad" loext:mime-type="image/png"/>
          </draw:frame>
        </draw:g>
        <draw:g>
          <svg:title>TexMaths</svg:title>
          <svg:desc>14§display§v§svg§600§FALSE§</svg:desc>
          <draw:frame draw:style-name="gr7" draw:text-style-name="P4" draw:layer="layout" svg:width="0.204cm" svg:height="0.168cm" svg:x="5.027cm" svg:y="12.812cm">
            <draw:image xlink:href="Pictures/1000061F000000B700000097C493FBC456952CB9.svg" xlink:type="simple" xlink:show="embed" xlink:actuate="onLoad" loext:mime-type="image/svg+xml">
              <text:p/>
            </draw:image>
            <draw:image xlink:href="Pictures/100002010000000700000006B0625A165C251FB0.png" xlink:type="simple" xlink:show="embed" xlink:actuate="onLoad" loext:mime-type="image/png"/>
          </draw:frame>
        </draw:g>
        <draw:polyline draw:style-name="gr6" draw:text-style-name="P3" draw:layer="layout" svg:width="0.337cm" svg:height="0.46cm" draw:transform="rotate (-1.68720978790292) translate (5.27021026156507cm 12.7757039448185cm)" svg:viewBox="0 0 338 461" draw:points="0,290 324,461 338,0">
          <text:p/>
        </draw:polyline>
        <draw:polyline draw:style-name="gr6" draw:text-style-name="P3" draw:layer="layout" svg:width="0.311cm" svg:height="0.384cm" draw:transform="rotate (-1.68720978790292) translate (5.636cm 12.972cm)" svg:viewBox="0 0 312 385" draw:points="0,0 312,161 186,385">
          <text:p/>
        </draw:polyline>
      </draw:page>
      <draw:page draw:name="page3" draw:style-name="dp1" draw:master-page-name="標準">
        <draw:polygon draw:style-name="gr13" draw:text-style-name="P6" draw:layer="layout" svg:width="5.199cm" svg:height="2.899cm" svg:x="5.1cm" svg:y="12.2cm" svg:viewBox="0 0 5200 2900" draw:points="0,0 4100,0 5200,2900">
          <text:p/>
        </draw:polygon>
        <draw:g>
          <draw:line draw:style-name="gr1" draw:text-style-name="P1" draw:layer="layout" svg:x1="3.848cm" svg:y1="16.398cm" svg:x2="8.279cm" svg:y2="16.398cm">
            <text:p/>
          </draw:line>
          <draw:line draw:style-name="gr1" draw:text-style-name="P1" draw:layer="layout" svg:x1="3.848cm" svg:y1="16.398cm" svg:x2="3.848cm" svg:y2="12.6cm">
            <text:p/>
          </draw:line>
          <draw:line draw:style-name="gr1" draw:text-style-name="P1" draw:layer="layout" svg:x1="3.848cm" svg:y1="16.399cm" svg:x2="5.747cm" svg:y2="13.866cm">
            <text:p/>
          </draw:line>
          <draw:frame draw:style-name="gr20" draw:text-style-name="P2" draw:layer="layout" svg:width="0.752cm" svg:height="0.814cm" svg:x="7.42cm" svg:y="16.29cm">
            <draw:text-box>
              <text:p><text:span text:style-name="T2">x</text:span></text:p>
            </draw:text-box>
          </draw:frame>
          <draw:frame draw:style-name="gr20" draw:text-style-name="P2" draw:layer="layout" svg:width="0.752cm" svg:height="0.814cm" svg:x="5.489cm" svg:y="13.885cm">
            <draw:text-box>
              <text:p><text:span text:style-name="T2">y</text:span></text:p>
            </draw:text-box>
          </draw:frame>
          <draw:frame draw:style-name="gr21" draw:text-style-name="P2" draw:layer="layout" svg:width="0.722cm" svg:height="0.814cm" svg:x="3.3cm" svg:y="12.682cm">
            <draw:text-box>
              <text:p><text:span text:style-name="T2">z</text:span></text:p>
            </draw:text-box>
          </draw:frame>
        </draw:g>
        <draw:g>
          <draw:line draw:style-name="gr22" draw:text-style-name="P1" draw:layer="layout" svg:x1="5.1cm" svg:y1="12.2cm" svg:x2="10.3cm" svg:y2="15.1cm">
            <text:p/>
          </draw:line>
          <draw:line draw:style-name="gr23" draw:text-style-name="P1" draw:layer="layout" svg:x1="9.2cm" svg:y1="12.2cm" svg:x2="10.3cm" svg:y2="15.1cm">
            <text:p/>
          </draw:line>
          <draw:line draw:style-name="gr14" draw:text-style-name="P1" draw:layer="layout" svg:x1="9.2cm" svg:y1="12.2cm" svg:x2="5.1cm" svg:y2="12.2cm">
            <text:p/>
          </draw:line>
          <draw:line draw:style-name="gr15" draw:text-style-name="P1" draw:layer="layout" svg:x1="10.3cm" svg:y1="15.1cm" svg:x2="10.4cm" svg:y2="15.1cm">
            <text:p/>
          </draw:line>
          <draw:line draw:style-name="gr15" draw:text-style-name="P1" draw:layer="layout" svg:x1="9.2cm" svg:y1="12.2cm" svg:x2="9.3cm" svg:y2="12.2cm">
            <text:p/>
          </draw:line>
          <draw:line draw:style-name="gr15" draw:text-style-name="P1" draw:layer="layout" svg:x1="5.1cm" svg:y1="12.2cm" svg:x2="5.2cm" svg:y2="12.2cm">
            <text:p/>
          </draw:line>
        </draw:g>
        <draw:line draw:style-name="gr18" draw:text-style-name="P1" draw:layer="layout" svg:x1="10.306cm" svg:y1="15.102cm" svg:x2="11.4cm" svg:y2="13.2cm">
          <text:p/>
        </draw:line>
        <draw:g>
          <svg:title>TexMaths</svg:title>
          <svg:desc>14§display§P§svg§600§FALSE§</svg:desc>
          <draw:frame draw:style-name="gr7" draw:text-style-name="P4" draw:layer="layout" svg:width="0.305cm" svg:height="0.267cm" svg:x="5.104cm" svg:y="11.701cm">
            <draw:image xlink:href="Pictures/1000074800000112000000F0CD869979D6BD697D.svg" xlink:type="simple" xlink:show="embed" xlink:actuate="onLoad" loext:mime-type="image/svg+xml">
              <text:p/>
            </draw:image>
            <draw:image xlink:href="Pictures/100002010000000A00000009E995589D1ECE1876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311cm" svg:height="0.344cm" svg:x="10.512cm" svg:y="14.955cm">
            <draw:image xlink:href="Pictures/100007C00000011600000135DFEA3147FBAA712D.svg" xlink:type="simple" xlink:show="embed" xlink:actuate="onLoad" loext:mime-type="image/svg+xml">
              <text:p/>
            </draw:image>
            <draw:image xlink:href="Pictures/100002010000000B0000000C30894D87188B95E9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301cm" svg:height="0.267cm" svg:x="9.241cm" svg:y="11.851cm">
            <draw:image xlink:href="Pictures/100009F10000010E000000F09B8E4779CF40FBF1.svg" xlink:type="simple" xlink:show="embed" xlink:actuate="onLoad" loext:mime-type="image/svg+xml">
              <text:p/>
            </draw:image>
            <draw:image xlink:href="Pictures/100002010000000A000000098AB4F936DB06190F.png" xlink:type="simple" xlink:show="embed" xlink:actuate="onLoad" loext:mime-type="image/png"/>
          </draw:frame>
        </draw:g>
        <draw:polyline draw:style-name="gr6" draw:text-style-name="P3" draw:layer="layout" svg:width="0.481cm" svg:height="0.637cm" draw:transform="rotate (-1.68720978790292) translate (10.5887756745798cm 14.4677911481818cm)" svg:viewBox="0 0 482 638" draw:points="187,0 0,429 482,638">
          <text:p/>
        </draw:polyline>
        <draw:polyline draw:style-name="gr6" draw:text-style-name="P3" draw:layer="layout" svg:width="0.496cm" svg:height="0.45cm" draw:transform="rotate (-1.68720978790292) translate (10.622185057507cm 14.1820997537759cm)" svg:viewBox="0 0 497 451" draw:points="475,0 0,225 497,451">
          <text:p/>
        </draw:polyline>
        <draw:g>
          <svg:title>TexMaths</svg:title>
          <svg:desc>14§display§\Vc{PQ} \times \Vc{QR}§svg§600§FALSE§</svg:desc>
          <draw:frame draw:style-name="gr7" draw:text-style-name="P4" draw:layer="layout" svg:width="1.742cm" svg:height="0.603cm" svg:x="10.271cm" svg:y="12.663cm">
            <draw:image xlink:href="Pictures/10002AF2000006140000021CEF2CD12ECD18E583.svg" xlink:type="simple" xlink:show="embed" xlink:actuate="onLoad" loext:mime-type="image/svg+xml">
              <text:p/>
            </draw:image>
            <draw:image xlink:href="Pictures/100002010000003B00000014C26B3DC9FFE0DAEC.png" xlink:type="simple" xlink:show="embed" xlink:actuate="onLoad" loext:mime-type="image/png"/>
          </draw:frame>
        </draw:g>
      </draw:page>
      <draw:page draw:name="page4" draw:style-name="dp1" draw:master-page-name="標準">
        <draw:line draw:style-name="gr14" draw:text-style-name="P1" draw:layer="layout" svg:x1="9cm" svg:y1="14cm" svg:x2="9cm" svg:y2="10cm">
          <text:p/>
        </draw:line>
        <draw:line draw:style-name="gr15" draw:text-style-name="P1" draw:layer="layout" svg:x1="9cm" svg:y1="14cm" svg:x2="9.1cm" svg:y2="14cm">
          <text:p/>
        </draw:line>
        <draw:line draw:style-name="gr14" draw:text-style-name="P1" draw:layer="layout" svg:x1="6cm" svg:y1="8cm" svg:x2="9cm" svg:y2="10cm">
          <text:p/>
        </draw:line>
        <draw:line draw:style-name="gr15" draw:text-style-name="P1" draw:layer="layout" svg:x1="6cm" svg:y1="8cm" svg:x2="6.1cm" svg:y2="8cm">
          <text:p/>
        </draw:line>
        <draw:custom-shape draw:style-name="gr24" draw:text-style-name="P4" draw:layer="layout" svg:width="4cm" svg:height="4cm" svg:x="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cm" svg:y1="11.1cm" svg:x2="7.1cm" svg:y2="11.1cm">
          <text:p/>
        </draw:line>
        <draw:line draw:style-name="gr25" draw:text-style-name="P1" draw:layer="layout" svg:x1="7cm" svg:y1="11.1cm" svg:x2="9cm" svg:y2="11.1cm">
          <text:p/>
        </draw:line>
        <draw:line draw:style-name="gr25" draw:text-style-name="P1" draw:layer="layout" svg:x1="7cm" svg:y1="11.1cm" svg:x2="8.1cm" svg:y2="9.4cm">
          <text:p/>
        </draw:line>
        <draw:line draw:style-name="gr25" draw:text-style-name="P1" draw:layer="layout" svg:x1="7cm" svg:y1="11.1cm" svg:x2="9cm" svg:y2="10cm">
          <text:p/>
        </draw:line>
        <draw:line draw:style-name="gr15" draw:text-style-name="P1" draw:layer="layout" svg:x1="9cm" svg:y1="10cm" svg:x2="9.1cm" svg:y2="10cm">
          <text:p/>
        </draw:line>
        <draw:line draw:style-name="gr26" draw:text-style-name="P1" draw:layer="layout" svg:x1="9cm" svg:y1="8cm" svg:x2="9cm" svg:y2="10cm">
          <text:p/>
        </draw:line>
        <draw:circle draw:style-name="gr27" draw:text-style-name="P5" draw:layer="layout" svg:width="4cm" svg:height="4cm" svg:x="5cm" svg:y="9.1cm" draw:kind="arc" draw:start-angle="359.94" draw:end-angle="56.97">
          <text:p/>
        </draw:circle>
        <draw:circle draw:style-name="gr28" draw:text-style-name="P5" draw:layer="layout" svg:width="1cm" svg:height="1cm" svg:x="8.499cm" svg:y="9.476cm" draw:kind="arc" draw:start-angle="89.89" draw:end-angle="146.5">
          <text:p/>
        </draw:circle>
        <draw:circle draw:style-name="gr28" draw:text-style-name="P5" draw:layer="layout" svg:width="1cm" svg:height="1cm" draw:transform="rotate (-1.53344628080222) translate (7.481cm 10.609cm)" draw:kind="arc" draw:start-angle="89.89" draw:end-angle="146.5">
          <text:p/>
        </draw:circle>
        <draw:g>
          <svg:title>TexMaths</svg:title>
          <svg:desc>20§display§\theta§svg§600§FALSE§</svg:desc>
          <draw:frame draw:style-name="gr7" draw:text-style-name="P4" draw:layer="layout" svg:width="0.324cm" svg:height="0.492cm" svg:x="8.573cm" svg:y="8.999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A8F8555CDE77EDD8.png" xlink:type="simple" xlink:show="embed" xlink:actuate="onLoad" loext:mime-type="image/png"/>
          </draw:frame>
        </draw:g>
        <draw:g>
          <svg:title>TexMaths</svg:title>
          <svg:desc>20§display§\theta§svg§600§FALSE§</svg:desc>
          <draw:frame draw:style-name="gr7" draw:text-style-name="P4" draw:layer="layout" svg:width="0.324cm" svg:height="0.492cm" svg:x="7cm" svg:y="10.3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A8F8555CDE77EDD8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8cm" svg:y="11.1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6F086CC13FE6E21D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3cm" svg:y="9.5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6F086CC13FE6E21D.png" xlink:type="simple" xlink:show="embed" xlink:actuate="onLoad" loext:mime-type="image/png"/>
          </draw:frame>
        </draw:g>
        <draw:g>
          <svg:title>TexMaths</svg:title>
          <svg:desc>16§display§\theta / 2§svg§600§FALSE§</svg:desc>
          <draw:frame draw:style-name="gr7" draw:text-style-name="P4" draw:layer="layout" svg:width="0.71cm" svg:height="0.53cm" svg:x="7.79cm" svg:y="10.57cm">
            <draw:image xlink:href="Pictures/100008EE0000022C0000019F3810DCBE3B904DE3.svg" xlink:type="simple" xlink:show="embed" xlink:actuate="onLoad" loext:mime-type="image/svg+xml">
              <text:p/>
            </draw:image>
            <draw:image xlink:href="Pictures/100002010000001500000010063C69703F725E6E.png" xlink:type="simple" xlink:show="embed" xlink:actuate="onLoad" loext:mime-type="image/png"/>
          </draw:frame>
        </draw:g>
        <draw:g>
          <svg:title>TexMaths</svg:title>
          <svg:desc>16§display§h = R \tan (\theta/2)§svg§600§FALSE§</svg:desc>
          <draw:frame draw:style-name="gr7" draw:text-style-name="P4" draw:layer="layout" svg:width="2.968cm" svg:height="0.53cm" svg:x="9.332cm" svg:y="10.3cm">
            <draw:image xlink:href="Pictures/10002426000009100000019FB7FCBB1336FF47EF.svg" xlink:type="simple" xlink:show="embed" xlink:actuate="onLoad" loext:mime-type="image/svg+xml">
              <text:p/>
            </draw:image>
            <draw:image xlink:href="Pictures/100002010000005800000010CBEA05FCD4C0E98F.png" xlink:type="simple" xlink:show="embed" xlink:actuate="onLoad" loext:mime-type="image/png"/>
          </draw:frame>
        </draw:g>
        <draw:custom-shape draw:style-name="gr29" draw:text-style-name="P4" draw:layer="layout" svg:width="0.2cm" svg:height="1.1cm" svg:x="9.1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Nimbus Roman" svg:font-family="'Nimbus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marker draw:name="線の終点_20_2" draw:display-name="線の終点 2" svg:viewBox="0 0 1131 902" svg:d="M564 0l-564 902h1131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6:55:52.198636535</meta:creation-date>
    <dc:date>2024-10-22T21:38:32.607991572</dc:date>
    <meta:editing-duration>PT48M42S</meta:editing-duration>
    <meta:editing-cycles>10</meta:editing-cycles>
    <meta:generator>LibreOffice/6.4.7.2$Linux_X86_64 LibreOffice_project/40$Build-2</meta:generator>
    <dc:creator>Noda </dc:creator>
    <meta:document-statistic meta:object-count="128"/>
    <meta:user-defined meta:name="TexMathsIgnorePreamble">FALSE</meta:user-defined>
    <meta:user-defined meta:name="TexMathsPreamble">\usepackage{bm}§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def\V#1{{\bm{#1}}}§\def\Va#1{{\overrightarrow{#1}}}</meta:user-defined>
  </office:meta>
</office:document-meta>
</file>